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A73B5BE2265E150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Parchment_20_Pap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bf0041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visible"/>
      <style:paragraph-properties style:writing-mode="lr-tb"/>
    </style:style>
    <style:style style:name="gr8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bf0041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.495cm" svg:height="0.962cm" svg:x="10.795cm" svg:y="0.635cm">
          <draw:text-box>
            <text:p>Mongo DB</text:p>
          </draw:text-box>
        </draw:frame>
        <draw:frame draw:style-name="gr2" draw:text-style-name="P1" draw:layer="layout" svg:width="4.445cm" svg:height="0.962cm" svg:x="3.175cm" svg:y="4.445cm">
          <draw:text-box>
            <text:p>Users</text:p>
          </draw:text-box>
        </draw:frame>
        <draw:frame draw:style-name="gr3" draw:text-style-name="P2" draw:layer="layout" svg:width="3.702cm" svg:height="0.962cm" svg:x="10.16cm" svg:y="5.08cm">
          <draw:text-box>
            <text:p>Companies</text:p>
          </draw:text-box>
        </draw:frame>
        <draw:frame draw:style-name="gr1" draw:text-style-name="P1" draw:layer="layout" svg:width="5.146cm" svg:height="0.962cm" svg:x="19.05cm" svg:y="5.715cm">
          <draw:text-box>
            <text:p>Admin/Municipal</text:p>
          </draw:text-box>
        </draw:frame>
        <draw:frame draw:style-name="gr1" draw:text-style-name="P1" draw:layer="layout" svg:width="1.806cm" svg:height="0.962cm" svg:x="1.753cm" svg:y="6.985cm">
          <draw:text-box>
            <text:p>Auth</text:p>
          </draw:text-box>
        </draw:frame>
        <draw:frame draw:style-name="gr4" draw:text-style-name="P1" draw:layer="layout" svg:width="2.271cm" svg:height="1.281cm" svg:x="7.254cm" svg:y="7.609cm">
          <draw:text-box>
            <text:p>Order</text:p>
          </draw:text-box>
        </draw:frame>
        <draw:frame draw:style-name="gr5" draw:text-style-name="P1" draw:layer="layout" svg:width="3.004cm" svg:height="0.962cm" svg:x="4.25cm" svg:y="7.58cm">
          <draw:text-box>
            <text:p>Payment</text:p>
          </draw:text-box>
        </draw:frame>
        <draw:frame draw:style-name="gr1" draw:text-style-name="P1" draw:layer="layout" svg:width="1.806cm" svg:height="0.962cm" svg:x="10.795cm" svg:y="6.985cm">
          <draw:text-box>
            <text:p>Auth</text:p>
          </draw:text-box>
        </draw:frame>
        <draw:frame draw:style-name="gr1" draw:text-style-name="P1" draw:layer="layout" svg:width="2.382cm" svg:height="0.962cm" svg:x="12.7cm" svg:y="7.55cm">
          <draw:text-box>
            <text:p>Trucks</text:p>
          </draw:text-box>
        </draw:frame>
        <draw:frame draw:style-name="gr1" draw:text-style-name="P1" draw:layer="layout" svg:width="2.754cm" svg:height="0.962cm" svg:x="15.082cm" svg:y="7.62cm">
          <draw:text-box>
            <text:p>updates</text:p>
          </draw:text-box>
        </draw:frame>
        <draw:frame draw:style-name="gr6" draw:text-style-name="P1" draw:layer="layout" svg:width="3.478cm" svg:height="0.962cm" svg:x="15.24cm" svg:y="8.89cm">
          <draw:text-box>
            <text:p>Availability</text:p>
          </draw:text-box>
        </draw:frame>
        <draw:frame draw:style-name="gr1" draw:text-style-name="P1" draw:layer="layout" svg:width="2.331cm" svg:height="1.673cm" svg:x="19.05cm" svg:y="9.453cm">
          <draw:text-box>
            <text:p text:style-name="P3">Delete</text:p>
            <text:p>truck</text:p>
          </draw:text-box>
        </draw:frame>
        <draw:frame draw:style-name="gr7" draw:text-style-name="P1" draw:layer="layout" svg:width="3.81cm" svg:height="1.673cm" svg:x="10.16cm" svg:y="9.423cm">
          <draw:text-box>
            <text:p>Receive payments</text:p>
          </draw:text-box>
        </draw:frame>
        <draw:frame draw:style-name="gr8" draw:text-style-name="P1" draw:layer="layout" svg:width="3.533cm" svg:height="0.962cm" svg:x="11.43cm" svg:y="13.853cm">
          <draw:text-box>
            <text:p>UI/screens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rchment_20_Paper" draw:display-name="Parchment Paper" xlink:href="Pictures/100000000000020000000200A73B5BE2265E15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9T13:46:58.338077880</meta:creation-date>
    <dc:date>2024-08-09T14:00:42.167379409</dc:date>
    <meta:editing-duration>PT13M45S</meta:editing-duration>
    <meta:editing-cycles>3</meta:editing-cycles>
    <meta:generator>LibreOffice/7.3.7.2$Linux_X86_64 LibreOffice_project/30$Build-2</meta:generator>
    <meta:document-statistic meta:object-count="37"/>
  </office:meta>
</office:document-meta>
</file>